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2" svg:font-family="Calibri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05cm" fo:min-width="0.7cm"/>
    </style:style>
    <style:style style:name="gr2" style:family="graphic" style:parent-style-name="standard">
      <style:graphic-properties draw:fill="solid" draw:fill-color="#f6f9d4" draw:textarea-horizontal-align="justify" draw:textarea-vertical-align="middle" draw:auto-grow-height="false" fo:min-height="1.05cm" fo:min-width="0.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6f9d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3cm" svg:x="1.4cm" svg:y="1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2.6cm" svg:y="1.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.4cm" svg:y="2.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2.6cm" svg:y="2.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5cm" svg:y="8.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5cm" svg:y="10.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5cm" svg:y="11.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5cm" svg:y="12.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3.8cm" svg:y="10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6.2cm" svg:y="10.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7.4cm" svg:y="10.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3.2cm" svg:y="14.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2cm" svg:y="14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4.4cm" svg:y="14.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5.6cm" svg:y="14.6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2cm" svg:y="15.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0.8cm" svg:y="15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3.2cm" svg:y="15.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4.4cm" svg:y="15.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3.9cm" svg:y="21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2.7cm" svg:y="21.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5.1cm" svg:y="21.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6.3cm" svg:y="21.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5.1cm" svg:y="22.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3.9cm" svg:y="22.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6.3cm" svg:y="22.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7.5cm" svg:y="22.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2.1cm" svg:y="19.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2.1cm" svg:y="21.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2.1cm" svg:y="22.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2.1cm" svg:y="23.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2.9cm" svg:y="21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2.9cm" svg:y="22.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2.9cm" svg:y="23.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2.9cm" svg:y="2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.4cm" svg:y="1.4cm">
          <text:p text:style-name="P1">0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2" svg:font-family="Calibri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0-02T15:39:21.896000000</dc:date>
    <meta:editing-duration>PT3H34M</meta:editing-duration>
    <meta:editing-cycles>7</meta:editing-cycles>
    <meta:generator>LibreOffice/6.2.5.2$Windows_X86_64 LibreOffice_project/1ec314fa52f458adc18c4f025c545a4e8b22c159</meta:generator>
    <meta:document-statistic meta:object-count="36"/>
  </office:meta>
</office:document-meta>
</file>